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2" style:family="table-row">
      <style:table-row-properties style:min-row-height="3.41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2.662cm"/>
    </style:style>
    <style:style style:name="Tableau1.5" style:family="table-row">
      <style:table-row-properties style:min-row-height="0.688cm"/>
    </style:style>
    <style:style style:name="Tableau1.6" style:family="table-row">
      <style:table-row-properties style:min-row-height="4.207cm"/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08d8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weight="bold" officeooo:rsid="0008d830" officeooo:paragraph-rsid="0008d830" style:font-weight-asian="bold" style:font-weight-complex="bold"/>
    </style:style>
    <style:style style:name="P3" style:family="paragraph" style:parent-style-name="Standard">
      <style:text-properties officeooo:rsid="000e3d0d"/>
    </style:style>
    <style:style style:name="P4" style:family="paragraph" style:parent-style-name="Text_20_body">
      <style:text-properties officeooo:rsid="0028aba7" officeooo:paragraph-rsid="0028aba7"/>
    </style:style>
    <style:style style:name="P5" style:family="paragraph" style:parent-style-name="Text_20_body">
      <style:text-properties officeooo:rsid="0029290a" officeooo:paragraph-rsid="0029290a" fo:background-color="#fc5c00"/>
    </style:style>
    <style:style style:name="P6" style:family="paragraph" style:parent-style-name="Text_20_body">
      <style:text-properties officeooo:rsid="0029ec91" officeooo:paragraph-rsid="0029ec91" fo:background-color="#106802"/>
    </style:style>
    <style:style style:name="P7" style:family="paragraph" style:parent-style-name="Text_20_body">
      <style:text-properties officeooo:rsid="0029ec91" officeooo:paragraph-rsid="0029ec91" fo:background-color="#530260"/>
    </style:style>
    <style:style style:name="P8" style:family="paragraph" style:parent-style-name="Text_20_body">
      <style:text-properties officeooo:rsid="002c02ec" officeooo:paragraph-rsid="002c02ec" fo:background-color="#023f62"/>
    </style:style>
    <style:style style:name="P9" style:family="paragraph" style:parent-style-name="Text_20_body">
      <style:text-properties officeooo:rsid="002c9978" officeooo:paragraph-rsid="002c9978" fo:background-color="#876900"/>
    </style:style>
    <style:style style:name="P10" style:family="paragraph" style:parent-style-name="Table_20_Contents" style:list-style-name="L1">
      <style:text-properties fo:font-style="normal" officeooo:rsid="000ef1b2" officeooo:paragraph-rsid="000ef1b2" fo:background-color="#fc5c00" style:font-style-asian="normal" style:font-style-complex="normal"/>
    </style:style>
    <style:style style:name="P11" style:family="paragraph" style:parent-style-name="Table_20_Contents" style:list-style-name="L1">
      <style:text-properties fo:font-style="normal" officeooo:rsid="000f040f" officeooo:paragraph-rsid="000f040f" fo:background-color="#fc5c00" style:font-style-asian="normal" style:font-style-complex="normal"/>
    </style:style>
    <style:style style:name="P12" style:family="paragraph" style:parent-style-name="Table_20_Contents" style:list-style-name="L1">
      <style:text-properties fo:font-style="normal" officeooo:rsid="0012807c" officeooo:paragraph-rsid="0012807c" fo:background-color="#fc5c00" style:font-style-asian="normal" style:font-style-complex="normal"/>
    </style:style>
    <style:style style:name="P13" style:family="paragraph" style:parent-style-name="Table_20_Contents" style:list-style-name="L1">
      <style:text-properties fo:font-style="normal" officeooo:rsid="0012c609" officeooo:paragraph-rsid="0012c609" fo:background-color="#fc5c00" style:font-style-asian="normal" style:font-style-complex="normal"/>
    </style:style>
    <style:style style:name="P14" style:family="paragraph" style:parent-style-name="Table_20_Contents" style:list-style-name="L1">
      <style:text-properties fo:font-style="normal" officeooo:rsid="0013e90a" officeooo:paragraph-rsid="0013e90a" fo:background-color="#fc5c00" style:font-style-asian="normal" style:font-style-complex="normal"/>
    </style:style>
    <style:style style:name="P15" style:family="paragraph" style:parent-style-name="Table_20_Contents" style:list-style-name="L1">
      <style:text-properties officeooo:rsid="0013e90a" officeooo:paragraph-rsid="0013e90a"/>
    </style:style>
    <style:style style:name="P16" style:family="paragraph" style:parent-style-name="Table_20_Contents" style:list-style-name="L1">
      <style:text-properties officeooo:rsid="001cfd06" officeooo:paragraph-rsid="001cfd06" fo:background-color="#fc5c00"/>
    </style:style>
    <style:style style:name="P17" style:family="paragraph" style:parent-style-name="Table_20_Contents" style:list-style-name="L1">
      <style:text-properties officeooo:rsid="0022b06a" officeooo:paragraph-rsid="0022b06a" fo:background-color="#fc5c00"/>
    </style:style>
    <style:style style:name="P18" style:family="paragraph" style:parent-style-name="Table_20_Contents" style:list-style-name="L1">
      <style:text-properties officeooo:rsid="0023aca7" officeooo:paragraph-rsid="0023aca7" fo:background-color="#fc5c00"/>
    </style:style>
    <style:style style:name="P19" style:family="paragraph" style:parent-style-name="Table_20_Contents" style:list-style-name="L1">
      <style:text-properties officeooo:rsid="00274fa0" officeooo:paragraph-rsid="00274fa0" fo:background-color="#fc5c00"/>
    </style:style>
    <style:style style:name="P20" style:family="paragraph" style:parent-style-name="Table_20_Contents" style:list-style-name="L1">
      <style:text-properties officeooo:rsid="00280c6c" officeooo:paragraph-rsid="00280c6c" fo:background-color="#fc5c00"/>
    </style:style>
    <style:style style:name="P21" style:family="paragraph" style:parent-style-name="Table_20_Contents" style:list-style-name="L1">
      <style:text-properties officeooo:rsid="00280c6c" officeooo:paragraph-rsid="00280c6c" fo:background-color="#876900"/>
    </style:style>
    <style:style style:name="P22" style:family="paragraph" style:parent-style-name="Table_20_Contents" style:list-style-name="L1">
      <style:text-properties officeooo:rsid="002fda53" officeooo:paragraph-rsid="002fda53" fo:background-color="#106802"/>
    </style:style>
    <style:style style:name="P23" style:family="paragraph" style:parent-style-name="Table_20_Contents" style:list-style-name="L2">
      <style:text-properties officeooo:rsid="0036b881" officeooo:paragraph-rsid="0036b881" fo:background-color="#106802"/>
    </style:style>
    <style:style style:name="P24" style:family="paragraph" style:parent-style-name="Table_20_Contents" style:list-style-name="L2">
      <style:text-properties fo:language="pl" fo:country="PL" officeooo:rsid="003291dd" officeooo:paragraph-rsid="003291dd" fo:background-color="#fc5c00"/>
    </style:style>
    <style:style style:name="P25" style:family="paragraph" style:parent-style-name="Table_20_Contents" style:list-style-name="L2">
      <style:text-properties fo:language="fr" fo:country="BE" officeooo:rsid="0034e6f2" officeooo:paragraph-rsid="0034e6f2" fo:background-color="#fc5c00"/>
    </style:style>
    <style:style style:name="T1" style:family="text">
      <style:text-properties style:use-window-font-color="true"/>
    </style:style>
    <style:style style:name="T2" style:family="text">
      <style:text-properties officeooo:rsid="00177d6b"/>
    </style:style>
    <style:style style:name="T3" style:family="text">
      <style:text-properties officeooo:rsid="0019bd11"/>
    </style:style>
    <style:style style:name="T4" style:family="text">
      <style:text-properties officeooo:rsid="001de822"/>
    </style:style>
    <style:style style:name="T5" style:family="text">
      <style:text-properties fo:language="fr" fo:country="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EB PROJECT</text:p>
      <text:p text:style-name="P6">JAVA</text:p>
      <text:p text:style-name="P7">SGBD</text:p>
      <text:p text:style-name="P8">ANALYSE</text:p>
      <text:p text:style-name="P9">AUTRES</text:p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Lundi 06/04/2020</text:p>
          </table:table-cell>
          <table:table-cell table:style-name="Tableau1.B1" office:value-type="string">
            <text:p text:style-name="P2">Mardi 07/04/2020</text:p>
          </table:table-cell>
        </table:table-row>
        <table:table-row table:style-name="Tableau1.2">
          <table:table-cell table:style-name="Tableau1.A2" office:value-type="string">
            <text:list xml:id="list611164094196228933" text:style-name="L1">
              <text:list-item>
                <text:p text:style-name="P10">Implement <text:s/>password_hash + password_verify. Had a bug because in the DB, pswd was varchar(50) but needed more than 50. Put it at 100, → now it works.</text:p>
              </text:list-item>
              <text:list-item>
                <text:p text:style-name="P11">Correct mod<text:span text:style-name="T3">i</text:span>fy password bug in account view</text:p>
              </text:list-item>
              <text:list-item>
                <text:p text:style-name="P12">modify admin with password «admin»</text:p>
              </text:list-item>
              <text:list-item>
                <text:p text:style-name="P13">add basis of admin panel</text:p>
              </text:list-item>
              <text:list-item>
                <text:p text:style-name="P14">add allclient <text:span text:style-name="T2">→ view is working</text:span></text:p>
                <text:p text:style-name="P15"/>
              </text:list-item>
            </text:list>
          </table:table-cell>
          <table:table-cell table:style-name="Tableau1.B2" office:value-type="string">
            <text:list xml:id="list110547370149283" text:continue-numbering="true" text:style-name="L1">
              <text:list-item>
                <text:p text:style-name="P16">Modify css for the button delete</text:p>
              </text:list-item>
              <text:list-item>
                <text:p text:style-name="P16">Modify css for the button logout, adding a media quer<text:span text:style-name="T4">y </text:span></text:p>
              </text:list-item>
              <text:list-item>
                <text:p text:style-name="P17">add delete in user </text:p>
              </text:list-item>
              <text:list-item>
                <text:p text:style-name="P18">add disabled delete of admin</text:p>
              </text:list-item>
              <text:list-item>
                <text:p text:style-name="P21">help Julien</text:p>
              </text:list-item>
              <text:list-item>
                <text:p text:style-name="P19">working delete of users by admin</text:p>
              </text:list-item>
              <text:list-item>
                <text:p text:style-name="P20">add method post, modify and delete in articles controller </text:p>
              </text:list-item>
              <text:list-item>
                <text:p text:style-name="P22">JAVA avec Julien to help him</text:p>
              </text:list-item>
            </text:list>
          </table:table-cell>
        </table:table-row>
        <table:table-row>
          <table:table-cell table:style-name="Tableau1.A2" office:value-type="string">
            <text:p text:style-name="P2">Mercredi <text:span text:style-name="T1">08/04/2020</text:span></text:p>
          </table:table-cell>
          <table:table-cell table:style-name="Tableau1.B2" office:value-type="string">
            <text:p text:style-name="P2">Jeudi <text:span text:style-name="T1">09/04/2020</text:span></text:p>
          </table:table-cell>
        </table:table-row>
        <table:table-row table:style-name="Tableau1.4">
          <table:table-cell table:style-name="Tableau1.A2" office:value-type="string">
            <text:list xml:id="list1152741352884509184" text:style-name="L2">
              <text:list-item>
                <text:p text:style-name="P24">I<text:span text:style-name="T5">mplement sellArticle class</text:span></text:p>
              </text:list-item>
              <text:list-item>
                <text:p text:style-name="P25">Réflexion sur comment implémenter le fait que de post un nouvel article remplisse aussi la table sellArticles des ID dont la table a besoin. </text:p>
              </text:list-item>
            </text:list>
          </table:table-cell>
          <table:table-cell table:style-name="Tableau1.B2" office:value-type="string">
            <text:list xml:id="list110547103702899" text:continue-numbering="true" text:style-name="L2">
              <text:list-item>
                <text:p text:style-name="P23">Garage JAVA</text:p>
              </text:list-item>
            </text:list>
          </table:table-cell>
        </table:table-row>
        <table:table-row table:style-name="Tableau1.5">
          <table:table-cell table:style-name="Tableau1.A2" office:value-type="string">
            <text:p text:style-name="P2">Vendredi 10<text:span text:style-name="T1">/04/2020</text:span>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6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0:20:25.299000000</meta:creation-date>
    <dc:date>2020-04-09T11:05:45.274000000</dc:date>
    <meta:editing-duration>PT13H6M29S</meta:editing-duration>
    <meta:editing-cycles>37</meta:editing-cycles>
    <meta:generator>LibreOffice/5.2.7.2$Windows_x86 LibreOffice_project/2b7f1e640c46ceb28adf43ee075a6e8b8439ed10</meta:generator>
    <meta:document-statistic meta:table-count="1" meta:image-count="0" meta:object-count="0" meta:page-count="1" meta:paragraph-count="27" meta:word-count="160" meta:character-count="858" meta:non-whitespace-character-count="736"/>
  </office:meta>
</office:document-meta>
</file>